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bstract">
      <style:text-properties officeooo:paragraph-rsid="001d78b9"/>
    </style:style>
    <style:style style:name="P2" style:family="paragraph" style:parent-style-name="Author">
      <style:text-properties style:use-window-font-color="true" style:font-name="Times" fo:font-size="12pt" fo:language="pt" fo:country="BR" fo:font-weight="bold" officeooo:rsid="0019f57e" officeooo:paragraph-rsid="0019f57e" style:font-name-asian="Times New Roman" style:font-size-asian="12pt" style:font-weight-asian="bold" style:font-name-complex="Times" style:font-size-complex="12pt" style:language-complex="ar" style:country-complex="SA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Heading" style:master-page-name="Standard">
      <style:paragraph-properties style:page-number="101"/>
      <style:text-properties style:use-window-font-color="true" style:font-name="Times" fo:font-size="16pt" fo:language="en" fo:country="US" fo:font-weight="bold" officeooo:rsid="0019f57e" officeooo:paragraph-rsid="0019f57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5" style:family="paragraph" style:parent-style-name="Reference">
      <style:text-properties fo:font-size="10pt" style:font-size-asian="10pt" style:language-asian="en" style:country-asian="US"/>
    </style:style>
    <style:style style:name="P6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officeooo:rsid="0019f57e" officeooo:paragraph-rsid="0019f57e"/>
    </style:style>
    <style:style style:name="P8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bbc6d"/>
    </style:style>
    <style:style style:name="T3" style:family="text">
      <style:text-properties style:text-position="super 58%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/>
    </style:style>
    <style:style style:name="T6" style:family="text">
      <style:text-properties style:language-asian="en" style:country-asian="US"/>
    </style:style>
    <style:style style:name="T7" style:family="text">
      <style:text-properties fo:font-style="italic" style:language-asian="en" style:country-asian="US" style:font-style-asian="italic" style:font-style-complex="italic"/>
    </style:style>
    <style:style style:name="T8" style:family="text">
      <style:text-properties style:use-window-font-color="true" style:font-name="Times" fo:font-size="12pt" fo:language="pt" fo:country="BR" officeooo:rsid="0019f57e" style:font-name-asian="Times New Roman" style:font-size-asian="12pt" style:font-name-complex="Times" style:font-size-complex="10pt" style:language-complex="ar" style:country-complex="SA"/>
    </style:style>
    <style:style style:name="T9" style:family="text">
      <style:text-properties style:use-window-font-color="true" style:font-name="Times" fo:font-size="12pt" fo:language="pt" fo:country="BR" fo:font-style="italic" officeooo:rsid="001d78b9" style:font-name-asian="Times New Roman" style:font-size-asian="12pt" style:font-style-asian="italic" style:font-name-complex="Times" style:font-size-complex="12pt" style:language-complex="ar" style:country-complex="SA"/>
    </style:style>
    <style:style style:name="T10" style:family="text">
      <style:text-properties style:use-window-font-color="true" style:font-name="Times" fo:font-size="12pt" fo:language="en" fo:country="US" officeooo:rsid="001bbc6d" style:font-name-asian="Times New Roman" style:font-size-asian="12pt" style:font-name-complex="Times" style:font-size-complex="10pt" style:language-complex="ar" style:country-complex="SA"/>
    </style:style>
    <style:style style:name="T11" style:family="text">
      <style:text-properties style:use-window-font-color="true" style:font-name="Courier New" fo:font-size="10pt" fo:language="pt" fo:country="BR" officeooo:rsid="001bbc6d" style:font-name-asian="Times New Roman" style:font-size-asian="10pt" style:font-name-complex="Courier New" style:font-size-complex="10pt" style:language-complex="ar" style:country-complex="SA"/>
    </style:style>
    <style:style style:name="T12" style:family="text">
      <style:text-properties officeooo:rsid="001d78b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"/>
      </text:sequence-decls>
      <text:p text:style-name="P4">Desenvolvimento <text:s/>de um Mini Terminal Linux</text:p>
      <text:p text:style-name="P2">Bárbara Zamperete Oliveira, Matheus Fellype de Moura Silva</text:p>
      <text:p text:style-name="P8"><text:span text:style-name="Address_20_Char"><text:span text:style-name="T8">Departamento de Ciência da Computação – Universidade Federal de Roraima(UFRR)</text:span></text:span><text:span text:style-name="Address_20_Char"><text:line-break/></text:span><text:span text:style-name="T10">Boa Vista – RR – Brazil.</text:span></text:p>
      <text:p text:style-name="P8"><text:span text:style-name="T10"/></text:p>
      <text:p text:style-name="Email"><text:span text:style-name="T1">{</text:span><text:span text:style-name="T11">Bárbara</text:span><text:span text:style-name="T1">,</text:span><text:span text:style-name="T2">Matheus</text:span><text:span text:style-name="T1">}</text:span><text:span text:style-name="T11">reitoria@ufrr.br</text:span><text:span text:style-name="T1">, </text:span><text:span text:style-name="T2">bahzamp25@gmail.com</text:span><text:span text:style-name="T1">, </text:span><text:span text:style-name="T11">matheusfellype772@gmail.com</text:span></text:p>
      <text:section text:style-name="Sect1" text:name="Seção1">
        <text:p text:style-name="Abstract"><text:span text:style-name="T5">Abstract.</text:span> This <text:span text:style-name="T9">article aims to present the functionality of the mini terminal shell, such as, what it can do, its implementation for how it can perform, among others.</text:span></text:p>
        <text:p text:style-name="P1"><text:span text:style-name="T5">Resumo.</text:span> Este <text:span text:style-name="T9">artigo tem como finalidade apresentar as funcionalidade do mini terminal shell, tais como, o que ele consegue fazer, suas implementação para como ele consegue executar entre outros.</text:span></text:p>
        <text:h text:style-name="Heading_20_1" text:outline-level="1"/>
        <text:h text:style-name="Heading_20_1" text:outline-level="1"/>
        <text:h text:style-name="Heading_20_1" text:outline-level="1"/>
        <text:p text:style-name="Figure_20__28_user_29_"/>
        <text:p text:style-name="P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loext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loext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Figure_20__28_user_29_" style:display-name="Figure (user)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Pré-formatação_20_HTML" style:display-name="Pré-formatação HTML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officeooo:rsid="0019f57e" officeooo:paragraph-rsid="0019f57e"/>
    </style:style>
    <style:style style:name="MP2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 style:page-usage="mirrored">
      <style:page-layout-properties fo:page-width="21.001cm" fo:page-height="29.7cm" style:num-format="1" style:print-orientation="portrait" fo:margin-top="1.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bottom="1.7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r_20_1" style:display-name="Converter 1" style:page-layout-name="Mpm1">
      <style:header>
        <text:p text:style-name="MP2"><draw:frame draw:style-name="Mfr1" draw:name="Quadro2" text:anchor-type="paragraph" svg:y="0.002cm" draw:z-index="0"><draw:text-box fo:min-height="0.058cm" fo:min-width="0cm"><text:p text:style-name="Standard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ruções aos Autores de Contribuições para o SIBGRAPI</dc:title>
    <dc:subject/>
    <meta:keyword/>
    <meta:initial-creator>Sociedade Brasileira de Computação</meta:initial-creator>
    <meta:creation-date>2005-03-18T14:16:00</meta:creation-date>
    <dc:date>2020-12-06T18:10:22.347118309</dc:date>
    <meta:print-date>2005-03-16T23:14:00</meta:print-date>
    <meta:editing-cycles>3</meta:editing-cycles>
    <meta:editing-duration>PT10M2S</meta:editing-duration>
    <meta:document-statistic meta:table-count="0" meta:image-count="0" meta:object-count="0" meta:page-count="1" meta:paragraph-count="6" meta:word-count="87" meta:character-count="645" meta:non-whitespace-character-count="560"/>
    <meta:generator>LibreOffice/6.4.6.2$Linux_X86_64 LibreOffice_project/40$Build-2</meta:generator>
  </office:meta>
</office:document-meta>
</file>